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I had help while creating this Game.</text:p>
      <text:p text:style-name="P1">I know this maybe won’t be a pass but i tried my best and i know i’ll definitely improve myself when i’ll re-do the first semester course (learn more about progamming)</text:p>
      <text:p text:style-name="P1"/>
      <text:p text:style-name="P1">I asked around and let me explain the codes in this game.</text:p>
      <text:p text:style-name="P1"/>
      <text:p text:style-name="P1">So yea…just a little note for that ga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